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 cudownym wiatrem jesteś wkoło nas.</text:span><text:span text:style-name="T1"><text:line-break/></text:span><text:span text:style-name="T1">Nie odcho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Cię,</text:span><text:span text:style-name="T1"><text:line-break/></text:span><text:span text:style-name="T1">wywyższam C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12-15T19:35:47</meta:creation-date>
    <dc:date>2015-05-26T20:05:57.62</dc:date>
    <dc:language>pl-PL</dc:language>
    <meta:editing-cycles>19</meta:editing-cycles>
    <meta:editing-duration>PT18M29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